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Body">
      <style:paragraph-properties style:line-height-at-least="0.1945in" fo:keep-together="always" fo:break-before="page"/>
    </style:style>
    <style:style style:name="P22" style:family="paragraph" style:parent-style-name="Title" style:master-page-name="Standard">
      <style:paragraph-properties fo:margin-top="0in" fo:margin-bottom="0.1665in" style:page-number="auto"/>
      <style:text-properties style:font-name="Palatino"/>
    </style:style>
    <style:style style:name="P23" style:family="paragraph" style:parent-style-name="Example">
      <style:paragraph-properties style:line-height-at-least="0.1945in"/>
      <style:text-properties style:font-name="Courier" style:font-name-complex="Courier New1"/>
    </style:style>
    <style:style style:name="P24" style:family="paragraph" style:parent-style-name="Example">
      <style:paragraph-properties style:line-height-at-least="0.1945in"/>
      <style:text-properties style:font-name="Courier" fo:font-style="italic" style:font-style-asian="italic" style:font-name-complex="Courier New1"/>
    </style:style>
    <style:style style:name="P25" style:family="paragraph" style:parent-style-name="Example">
      <style:paragraph-properties style:line-height-at-least="0.1945in"/>
    </style:style>
    <style:style style:name="P26" style:family="paragraph" style:parent-style-name="Example">
      <style:paragraph-properties style:line-height-at-least="0.1945in" fo:keep-with-next="always"/>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Helvetica1"/>
    </style:style>
    <style:style style:name="T20" style:family="text">
      <style:text-properties style:font-name="Courier" style:font-name-complex="Courier New1"/>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text:s/>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ext:soft-page-break/>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ext:soft-page-break/>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text:s/>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ext:soft-page-break/>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7">[-keep_capacitive_coupling]<text:line-break/>[-coupling_reduction_factor </text:span><text:span text:style-name="T21">factor</text:span><text:span text:style-name="T17">]</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3">-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4">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9"> and </text:span></text:span><text:span text:style-name="Command">-max</text:span> arguments. <tex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ext:s/>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text:s/>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ext:s/>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9">,</text:span></text:span> the pessimism is only removed if the path rise/fall transitions are the same. <text:s/>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text:s/>When sta_dynamic_loop_breaking <text:s/>is 1, all paths around the loop are reported. </text:span><text:span text:style-name="Body_20_Char"><text:s/>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ext:s/>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ext:s/>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ext:section text:style-name="Sect1" text:name="Section2">
        <text:p text:style-name="P21">Version 2.0.5, Jan 10,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39</meta:editing-cycles>
    <meta:print-date>2011-02-05T01:56:00</meta:print-date>
    <meta:creation-date>2010-07-31T21:07:00</meta:creation-date>
    <dc:date>2019-01-10T16:31:16</dc:date>
    <meta:editing-duration>P14DT19H42M54S</meta:editing-duration>
    <meta:generator>OpenOffice/4.1.6$Unix OpenOffice.org_project/416m1$Build-9790</meta:generator>
    <meta:document-statistic meta:table-count="146" meta:image-count="0" meta:object-count="0" meta:page-count="68" meta:paragraph-count="1626" meta:word-count="11831" meta:character-count="806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